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97aacd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04898448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6004898448">
          <table:table-cell table:style-name="Table6.A2" table:number-rows-spanned="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<text:soft-page-break/>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table:number-rows-spanned="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<text:soft-page-break/>ရှိပါက ဖြည့်သွင်းရန်။ မရှိပါက ဖြည့်သွင်းရန် မလို။</text:p>
          </table:table-cell>
        </table:table-row>
        <table:table-row table:style-name="TableLine3196004898448">
          <table:covered-table-cell/>
          <table:table-cell table:style-name="Table6.B1" office:value-type="string">
            <text:p text:style-name="Table_20_Contents"/>
          </table:table-cell>
          <table:covered-table-cell/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13:59.231000000</dc:date>
    <meta:editing-duration>P1DT14H43M33S</meta:editing-duration>
    <meta:editing-cycles>879</meta:editing-cycles>
    <meta:document-statistic meta:table-count="10" meta:image-count="0" meta:object-count="0" meta:page-count="4" meta:paragraph-count="139" meta:word-count="462" meta:character-count="2951" meta:non-whitespace-character-count="2595"/>
  </office:meta>
</office:document-meta>
</file>